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41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ings" table:style-name="ta1">
        <table:shapes>
          <draw:frame draw:z-index="0" draw:style-name="gr1" draw:text-style-name="P1" svg:width="876.25pt" svg:height="462.3pt" svg:x="175.27pt" svg:y="23.36pt">
            <draw:object draw:notify-on-update-of-ranges="Timings.K2:Timings.K32 Timings.K2:Timings.K32 Timings.A2:Timings.A32 Timings.C2:Timings.C32 Timings.E2:Timings.E32 Timings.G2:Timings.G32 Timings.I2:Timings.I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O0</text:p>
          </table:table-cell>
          <table:table-cell/>
          <table:table-cell office:value-type="string" calcext:value-type="string">
            <text:p>O1</text:p>
          </table:table-cell>
          <table:table-cell/>
          <table:table-cell office:value-type="string" calcext:value-type="string">
            <text:p>O2</text:p>
          </table:table-cell>
          <table:table-cell/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Os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0.00000033" calcext:value-type="float">
            <text:p>3.3E-07</text:p>
          </table:table-cell>
          <table:table-cell/>
          <table:table-cell office:value-type="float" office:value="0.0000005" calcext:value-type="float">
            <text:p>5E-07</text:p>
          </table:table-cell>
          <table:table-cell/>
          <table:table-cell office:value-type="float" office:value="0.0000004" calcext:value-type="float">
            <text:p>4E-07</text:p>
          </table:table-cell>
          <table:table-cell/>
          <table:table-cell office:value-type="float" office:value="0.00000041" calcext:value-type="float">
            <text:p>4.1E-07</text:p>
          </table:table-cell>
          <table:table-cell/>
          <table:table-cell office:value-type="float" office:value="0.00000051" calcext:value-type="float">
            <text:p>5.1E-0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85649" calcext:value-type="float">
            <text:p>0.03485649</text:p>
          </table:table-cell>
          <table:table-cell/>
          <table:table-cell office:value-type="float" office:value="0.03249886" calcext:value-type="float">
            <text:p>0.03249886</text:p>
          </table:table-cell>
          <table:table-cell/>
          <table:table-cell office:value-type="float" office:value="0.01599518" calcext:value-type="float">
            <text:p>0.01599518</text:p>
          </table:table-cell>
          <table:table-cell/>
          <table:table-cell office:value-type="float" office:value="0.01667181" calcext:value-type="float">
            <text:p>0.01667181</text:p>
          </table:table-cell>
          <table:table-cell/>
          <table:table-cell office:value-type="float" office:value="0.03601695" calcext:value-type="float">
            <text:p>0.03601695</text:p>
          </table:table-cell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0.10211035" calcext:value-type="float">
            <text:p>0.10211035</text:p>
          </table:table-cell>
          <table:table-cell/>
          <table:table-cell office:value-type="float" office:value="0.09554213" calcext:value-type="float">
            <text:p>0.09554213</text:p>
          </table:table-cell>
          <table:table-cell/>
          <table:table-cell office:value-type="float" office:value="0.02524821" calcext:value-type="float">
            <text:p>0.02524821</text:p>
          </table:table-cell>
          <table:table-cell/>
          <table:table-cell office:value-type="float" office:value="0.02571541" calcext:value-type="float">
            <text:p>0.02571541</text:p>
          </table:table-cell>
          <table:table-cell/>
          <table:table-cell office:value-type="float" office:value="0.10757972" calcext:value-type="float">
            <text:p>0.10757972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0.22481938" calcext:value-type="float">
            <text:p>0.22481938</text:p>
          </table:table-cell>
          <table:table-cell/>
          <table:table-cell office:value-type="float" office:value="0.21403247" calcext:value-type="float">
            <text:p>0.21403247</text:p>
          </table:table-cell>
          <table:table-cell/>
          <table:table-cell office:value-type="float" office:value="0.05502646" calcext:value-type="float">
            <text:p>0.05502646</text:p>
          </table:table-cell>
          <table:table-cell/>
          <table:table-cell office:value-type="float" office:value="0.05510657" calcext:value-type="float">
            <text:p>0.05510657</text:p>
          </table:table-cell>
          <table:table-cell/>
          <table:table-cell office:value-type="float" office:value="0.24089392" calcext:value-type="float">
            <text:p>0.24089392</text:p>
          </table:table-cell>
          <table:table-cell/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0.39746413" calcext:value-type="float">
            <text:p>0.39746413</text:p>
          </table:table-cell>
          <table:table-cell/>
          <table:table-cell office:value-type="float" office:value="0.38058889" calcext:value-type="float">
            <text:p>0.38058889</text:p>
          </table:table-cell>
          <table:table-cell/>
          <table:table-cell office:value-type="float" office:value="0.09708078" calcext:value-type="float">
            <text:p>0.09708078</text:p>
          </table:table-cell>
          <table:table-cell/>
          <table:table-cell office:value-type="float" office:value="0.09905854" calcext:value-type="float">
            <text:p>0.09905854</text:p>
          </table:table-cell>
          <table:table-cell/>
          <table:table-cell office:value-type="float" office:value="0.42901659" calcext:value-type="float">
            <text:p>0.42901659</text:p>
          </table:table-cell>
          <table:table-cell/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float" office:value="0.62329775" calcext:value-type="float">
            <text:p>0.62329775</text:p>
          </table:table-cell>
          <table:table-cell/>
          <table:table-cell office:value-type="float" office:value="0.59617221" calcext:value-type="float">
            <text:p>0.59617221</text:p>
          </table:table-cell>
          <table:table-cell/>
          <table:table-cell office:value-type="float" office:value="0.15125835" calcext:value-type="float">
            <text:p>0.15125835</text:p>
          </table:table-cell>
          <table:table-cell/>
          <table:table-cell office:value-type="float" office:value="0.15149009" calcext:value-type="float">
            <text:p>0.15149009</text:p>
          </table:table-cell>
          <table:table-cell/>
          <table:table-cell office:value-type="float" office:value="0.66884834" calcext:value-type="float">
            <text:p>0.66884834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0.90097475" calcext:value-type="float">
            <text:p>0.90097475</text:p>
          </table:table-cell>
          <table:table-cell/>
          <table:table-cell office:value-type="float" office:value="0.86974108" calcext:value-type="float">
            <text:p>0.86974108</text:p>
          </table:table-cell>
          <table:table-cell/>
          <table:table-cell office:value-type="float" office:value="0.21745808" calcext:value-type="float">
            <text:p>0.21745808</text:p>
          </table:table-cell>
          <table:table-cell/>
          <table:table-cell office:value-type="float" office:value="0.22854428" calcext:value-type="float">
            <text:p>0.22854428</text:p>
          </table:table-cell>
          <table:table-cell/>
          <table:table-cell office:value-type="float" office:value="0.96736747" calcext:value-type="float">
            <text:p>0.96736747</text:p>
          </table:table-cell>
          <table:table-cell/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1.22186577" calcext:value-type="float">
            <text:p>1.22186577</text:p>
          </table:table-cell>
          <table:table-cell/>
          <table:table-cell office:value-type="float" office:value="1.17416036" calcext:value-type="float">
            <text:p>1.17416036</text:p>
          </table:table-cell>
          <table:table-cell/>
          <table:table-cell office:value-type="float" office:value="0.29547465" calcext:value-type="float">
            <text:p>0.29547465</text:p>
          </table:table-cell>
          <table:table-cell/>
          <table:table-cell office:value-type="float" office:value="0.30514205" calcext:value-type="float">
            <text:p>0.30514205</text:p>
          </table:table-cell>
          <table:table-cell/>
          <table:table-cell office:value-type="float" office:value="1.31960881" calcext:value-type="float">
            <text:p>1.31960881</text:p>
          </table:table-cell>
          <table:table-cell/>
          <table:table-cell office:value-type="float" office:value="28000" calcext:value-type="float">
            <text:p>28000</text:p>
          </table:table-cell>
        </table:table-row>
        <table:table-row table:style-name="ro1">
          <table:table-cell office:value-type="float" office:value="1.60075355" calcext:value-type="float">
            <text:p>1.60075355</text:p>
          </table:table-cell>
          <table:table-cell/>
          <table:table-cell office:value-type="float" office:value="1.53081965" calcext:value-type="float">
            <text:p>1.53081965</text:p>
          </table:table-cell>
          <table:table-cell/>
          <table:table-cell office:value-type="float" office:value="0.38404647" calcext:value-type="float">
            <text:p>0.38404647</text:p>
          </table:table-cell>
          <table:table-cell/>
          <table:table-cell office:value-type="float" office:value="0.38612887" calcext:value-type="float">
            <text:p>0.38612887</text:p>
          </table:table-cell>
          <table:table-cell/>
          <table:table-cell office:value-type="float" office:value="1.71331167" calcext:value-type="float">
            <text:p>1.71331167</text:p>
          </table:table-cell>
          <table:table-cell/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float" office:value="2.01445127" calcext:value-type="float">
            <text:p>2.01445127</text:p>
          </table:table-cell>
          <table:table-cell/>
          <table:table-cell office:value-type="float" office:value="1.9339515" calcext:value-type="float">
            <text:p>1.9339515</text:p>
          </table:table-cell>
          <table:table-cell/>
          <table:table-cell office:value-type="float" office:value="0.48598793" calcext:value-type="float">
            <text:p>0.48598793</text:p>
          </table:table-cell>
          <table:table-cell/>
          <table:table-cell office:value-type="float" office:value="0.49710262" calcext:value-type="float">
            <text:p>0.49710262</text:p>
          </table:table-cell>
          <table:table-cell/>
          <table:table-cell office:value-type="float" office:value="2.18357277" calcext:value-type="float">
            <text:p>2.18357277</text:p>
          </table:table-cell>
          <table:table-cell/>
          <table:table-cell office:value-type="float" office:value="36000" calcext:value-type="float">
            <text:p>36000</text:p>
          </table:table-cell>
        </table:table-row>
        <table:table-row table:style-name="ro1">
          <table:table-cell office:value-type="float" office:value="2.48066497" calcext:value-type="float">
            <text:p>2.48066497</text:p>
          </table:table-cell>
          <table:table-cell/>
          <table:table-cell office:value-type="float" office:value="2.40220356" calcext:value-type="float">
            <text:p>2.40220356</text:p>
          </table:table-cell>
          <table:table-cell/>
          <table:table-cell office:value-type="float" office:value="0.60093862" calcext:value-type="float">
            <text:p>0.60093862</text:p>
          </table:table-cell>
          <table:table-cell/>
          <table:table-cell office:value-type="float" office:value="0.60029697" calcext:value-type="float">
            <text:p>0.60029697</text:p>
          </table:table-cell>
          <table:table-cell/>
          <table:table-cell office:value-type="float" office:value="2.68458772" calcext:value-type="float">
            <text:p>2.68458772</text:p>
          </table:table-cell>
          <table:table-cell/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3.03284931" calcext:value-type="float">
            <text:p>3.03284931</text:p>
          </table:table-cell>
          <table:table-cell/>
          <table:table-cell office:value-type="float" office:value="2.89587808" calcext:value-type="float">
            <text:p>2.89587808</text:p>
          </table:table-cell>
          <table:table-cell/>
          <table:table-cell office:value-type="float" office:value="0.73446435" calcext:value-type="float">
            <text:p>0.73446435</text:p>
          </table:table-cell>
          <table:table-cell/>
          <table:table-cell office:value-type="float" office:value="0.72927064" calcext:value-type="float">
            <text:p>0.72927064</text:p>
          </table:table-cell>
          <table:table-cell/>
          <table:table-cell office:value-type="float" office:value="3.24145889" calcext:value-type="float">
            <text:p>3.24145889</text:p>
          </table:table-cell>
          <table:table-cell/>
          <table:table-cell office:value-type="float" office:value="44000" calcext:value-type="float">
            <text:p>44000</text:p>
          </table:table-cell>
        </table:table-row>
        <table:table-row table:style-name="ro1">
          <table:table-cell office:value-type="float" office:value="3.60205889" calcext:value-type="float">
            <text:p>3.60205889</text:p>
          </table:table-cell>
          <table:table-cell/>
          <table:table-cell office:value-type="float" office:value="3.44928217" calcext:value-type="float">
            <text:p>3.44928217</text:p>
          </table:table-cell>
          <table:table-cell/>
          <table:table-cell office:value-type="float" office:value="0.86131924" calcext:value-type="float">
            <text:p>0.86131924</text:p>
          </table:table-cell>
          <table:table-cell/>
          <table:table-cell office:value-type="float" office:value="0.87910223" calcext:value-type="float">
            <text:p>0.87910223</text:p>
          </table:table-cell>
          <table:table-cell/>
          <table:table-cell office:value-type="float" office:value="3.877877" calcext:value-type="float">
            <text:p>3.877877</text:p>
          </table:table-cell>
          <table:table-cell/>
          <table:table-cell office:value-type="float" office:value="48000" calcext:value-type="float">
            <text:p>48000</text:p>
          </table:table-cell>
        </table:table-row>
        <table:table-row table:style-name="ro1">
          <table:table-cell office:value-type="float" office:value="4.21580458" calcext:value-type="float">
            <text:p>4.21580458</text:p>
          </table:table-cell>
          <table:table-cell/>
          <table:table-cell office:value-type="float" office:value="4.04903841" calcext:value-type="float">
            <text:p>4.04903841</text:p>
          </table:table-cell>
          <table:table-cell/>
          <table:table-cell office:value-type="float" office:value="1.02011681" calcext:value-type="float">
            <text:p>1.02011681</text:p>
          </table:table-cell>
          <table:table-cell/>
          <table:table-cell office:value-type="float" office:value="1.02166259" calcext:value-type="float">
            <text:p>1.02166259</text:p>
          </table:table-cell>
          <table:table-cell/>
          <table:table-cell office:value-type="float" office:value="4.53633022" calcext:value-type="float">
            <text:p>4.53633022</text:p>
          </table:table-cell>
          <table:table-cell/>
          <table:table-cell office:value-type="float" office:value="52000" calcext:value-type="float">
            <text:p>52000</text:p>
          </table:table-cell>
        </table:table-row>
        <table:table-row table:style-name="ro1">
          <table:table-cell office:value-type="float" office:value="4.88097048" calcext:value-type="float">
            <text:p>4.88097048</text:p>
          </table:table-cell>
          <table:table-cell/>
          <table:table-cell office:value-type="float" office:value="4.66083813" calcext:value-type="float">
            <text:p>4.66083813</text:p>
          </table:table-cell>
          <table:table-cell/>
          <table:table-cell office:value-type="float" office:value="1.19381022" calcext:value-type="float">
            <text:p>1.19381022</text:p>
          </table:table-cell>
          <table:table-cell/>
          <table:table-cell office:value-type="float" office:value="1.18854511" calcext:value-type="float">
            <text:p>1.18854511</text:p>
          </table:table-cell>
          <table:table-cell/>
          <table:table-cell office:value-type="float" office:value="5.28230619" calcext:value-type="float">
            <text:p>5.28230619</text:p>
          </table:table-cell>
          <table:table-cell/>
          <table:table-cell office:value-type="float" office:value="56000" calcext:value-type="float">
            <text:p>56000</text:p>
          </table:table-cell>
        </table:table-row>
        <table:table-row table:style-name="ro1">
          <table:table-cell office:value-type="float" office:value="5.63026476" calcext:value-type="float">
            <text:p>5.63026476</text:p>
          </table:table-cell>
          <table:table-cell/>
          <table:table-cell office:value-type="float" office:value="5.37007332" calcext:value-type="float">
            <text:p>5.37007332</text:p>
          </table:table-cell>
          <table:table-cell/>
          <table:table-cell office:value-type="float" office:value="1.3582375" calcext:value-type="float">
            <text:p>1.3582375</text:p>
          </table:table-cell>
          <table:table-cell/>
          <table:table-cell office:value-type="float" office:value="1.35582364" calcext:value-type="float">
            <text:p>1.35582364</text:p>
          </table:table-cell>
          <table:table-cell/>
          <table:table-cell office:value-type="float" office:value="6.0466361" calcext:value-type="float">
            <text:p>6.0466361</text:p>
          </table:table-cell>
          <table:table-cell/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6.36905241" calcext:value-type="float">
            <text:p>6.36905241</text:p>
          </table:table-cell>
          <table:table-cell/>
          <table:table-cell office:value-type="float" office:value="6.1163578" calcext:value-type="float">
            <text:p>6.1163578</text:p>
          </table:table-cell>
          <table:table-cell/>
          <table:table-cell office:value-type="float" office:value="1.54231417" calcext:value-type="float">
            <text:p>1.54231417</text:p>
          </table:table-cell>
          <table:table-cell/>
          <table:table-cell office:value-type="float" office:value="1.54327095" calcext:value-type="float">
            <text:p>1.54327095</text:p>
          </table:table-cell>
          <table:table-cell/>
          <table:table-cell office:value-type="float" office:value="6.89717627" calcext:value-type="float">
            <text:p>6.89717627</text:p>
          </table:table-cell>
          <table:table-cell/>
          <table:table-cell office:value-type="float" office:value="64000" calcext:value-type="float">
            <text:p>64000</text:p>
          </table:table-cell>
        </table:table-row>
        <table:table-row table:style-name="ro1">
          <table:table-cell office:value-type="float" office:value="7.18941116" calcext:value-type="float">
            <text:p>7.18941116</text:p>
          </table:table-cell>
          <table:table-cell/>
          <table:table-cell office:value-type="float" office:value="6.92232275" calcext:value-type="float">
            <text:p>6.92232275</text:p>
          </table:table-cell>
          <table:table-cell/>
          <table:table-cell office:value-type="float" office:value="1.72653925" calcext:value-type="float">
            <text:p>1.72653925</text:p>
          </table:table-cell>
          <table:table-cell/>
          <table:table-cell office:value-type="float" office:value="1.75441074" calcext:value-type="float">
            <text:p>1.75441074</text:p>
          </table:table-cell>
          <table:table-cell/>
          <table:table-cell office:value-type="float" office:value="7.80870867" calcext:value-type="float">
            <text:p>7.80870867</text:p>
          </table:table-cell>
          <table:table-cell/>
          <table:table-cell office:value-type="float" office:value="68000" calcext:value-type="float">
            <text:p>68000</text:p>
          </table:table-cell>
        </table:table-row>
        <table:table-row table:style-name="ro1">
          <table:table-cell office:value-type="float" office:value="8.12125015" calcext:value-type="float">
            <text:p>8.12125015</text:p>
          </table:table-cell>
          <table:table-cell/>
          <table:table-cell office:value-type="float" office:value="7.72979164" calcext:value-type="float">
            <text:p>7.72979164</text:p>
          </table:table-cell>
          <table:table-cell/>
          <table:table-cell office:value-type="float" office:value="1.93867683" calcext:value-type="float">
            <text:p>1.93867683</text:p>
          </table:table-cell>
          <table:table-cell/>
          <table:table-cell office:value-type="float" office:value="1.95796454" calcext:value-type="float">
            <text:p>1.95796454</text:p>
          </table:table-cell>
          <table:table-cell/>
          <table:table-cell office:value-type="float" office:value="8.70154858" calcext:value-type="float">
            <text:p>8.70154858</text:p>
          </table:table-cell>
          <table:table-cell/>
          <table:table-cell office:value-type="float" office:value="72000" calcext:value-type="float">
            <text:p>72000</text:p>
          </table:table-cell>
        </table:table-row>
        <table:table-row table:style-name="ro1">
          <table:table-cell office:value-type="float" office:value="9.06487083" calcext:value-type="float">
            <text:p>9.06487083</text:p>
          </table:table-cell>
          <table:table-cell/>
          <table:table-cell office:value-type="float" office:value="8.60539818" calcext:value-type="float">
            <text:p>8.60539818</text:p>
          </table:table-cell>
          <table:table-cell/>
          <table:table-cell office:value-type="float" office:value="2.19214392" calcext:value-type="float">
            <text:p>2.19214392</text:p>
          </table:table-cell>
          <table:table-cell/>
          <table:table-cell office:value-type="float" office:value="2.18002582" calcext:value-type="float">
            <text:p>2.18002582</text:p>
          </table:table-cell>
          <table:table-cell/>
          <table:table-cell office:value-type="float" office:value="9.72808743" calcext:value-type="float">
            <text:p>9.72808743</text:p>
          </table:table-cell>
          <table:table-cell/>
          <table:table-cell office:value-type="float" office:value="76000" calcext:value-type="float">
            <text:p>76000</text:p>
          </table:table-cell>
        </table:table-row>
        <table:table-row table:style-name="ro1">
          <table:table-cell office:value-type="float" office:value="9.98235703" calcext:value-type="float">
            <text:p>9.98235703</text:p>
          </table:table-cell>
          <table:table-cell/>
          <table:table-cell office:value-type="float" office:value="9.55907345" calcext:value-type="float">
            <text:p>9.55907345</text:p>
          </table:table-cell>
          <table:table-cell/>
          <table:table-cell office:value-type="float" office:value="2.41229057" calcext:value-type="float">
            <text:p>2.41229057</text:p>
          </table:table-cell>
          <table:table-cell/>
          <table:table-cell office:value-type="float" office:value="2.39869618" calcext:value-type="float">
            <text:p>2.39869618</text:p>
          </table:table-cell>
          <table:table-cell/>
          <table:table-cell office:value-type="float" office:value="10.80321789" calcext:value-type="float">
            <text:p>10.80321789</text:p>
          </table:table-cell>
          <table:table-cell/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float" office:value="11.06482029" calcext:value-type="float">
            <text:p>11.06482029</text:p>
          </table:table-cell>
          <table:table-cell/>
          <table:table-cell office:value-type="float" office:value="10.65125275" calcext:value-type="float">
            <text:p>10.65125275</text:p>
          </table:table-cell>
          <table:table-cell/>
          <table:table-cell office:value-type="float" office:value="2.66441941" calcext:value-type="float">
            <text:p>2.66441941</text:p>
          </table:table-cell>
          <table:table-cell/>
          <table:table-cell office:value-type="float" office:value="2.67126822" calcext:value-type="float">
            <text:p>2.67126822</text:p>
          </table:table-cell>
          <table:table-cell/>
          <table:table-cell office:value-type="float" office:value="11.90117455" calcext:value-type="float">
            <text:p>11.90117455</text:p>
          </table:table-cell>
          <table:table-cell/>
          <table:table-cell office:value-type="float" office:value="84000" calcext:value-type="float">
            <text:p>84000</text:p>
          </table:table-cell>
        </table:table-row>
        <table:table-row table:style-name="ro1">
          <table:table-cell office:value-type="float" office:value="12.11768913" calcext:value-type="float">
            <text:p>12.11768913</text:p>
          </table:table-cell>
          <table:table-cell/>
          <table:table-cell office:value-type="float" office:value="11.68225765" calcext:value-type="float">
            <text:p>11.68225765</text:p>
          </table:table-cell>
          <table:table-cell/>
          <table:table-cell office:value-type="float" office:value="2.92279673" calcext:value-type="float">
            <text:p>2.92279673</text:p>
          </table:table-cell>
          <table:table-cell/>
          <table:table-cell office:value-type="float" office:value="2.90328646" calcext:value-type="float">
            <text:p>2.90328646</text:p>
          </table:table-cell>
          <table:table-cell/>
          <table:table-cell office:value-type="float" office:value="13.04580402" calcext:value-type="float">
            <text:p>13.04580402</text:p>
          </table:table-cell>
          <table:table-cell/>
          <table:table-cell office:value-type="float" office:value="88000" calcext:value-type="float">
            <text:p>88000</text:p>
          </table:table-cell>
        </table:table-row>
        <table:table-row table:style-name="ro1">
          <table:table-cell office:value-type="float" office:value="13.15601826" calcext:value-type="float">
            <text:p>13.15601826</text:p>
          </table:table-cell>
          <table:table-cell/>
          <table:table-cell office:value-type="float" office:value="12.74573326" calcext:value-type="float">
            <text:p>12.74573326</text:p>
          </table:table-cell>
          <table:table-cell/>
          <table:table-cell office:value-type="float" office:value="3.1877594" calcext:value-type="float">
            <text:p>3.1877594</text:p>
          </table:table-cell>
          <table:table-cell/>
          <table:table-cell office:value-type="float" office:value="3.19253016" calcext:value-type="float">
            <text:p>3.19253016</text:p>
          </table:table-cell>
          <table:table-cell/>
          <table:table-cell office:value-type="float" office:value="14.29028225" calcext:value-type="float">
            <text:p>14.29028225</text:p>
          </table:table-cell>
          <table:table-cell/>
          <table:table-cell office:value-type="float" office:value="92000" calcext:value-type="float">
            <text:p>92000</text:p>
          </table:table-cell>
        </table:table-row>
        <table:table-row table:style-name="ro1">
          <table:table-cell office:value-type="float" office:value="14.3445282" calcext:value-type="float">
            <text:p>14.3445282</text:p>
          </table:table-cell>
          <table:table-cell/>
          <table:table-cell office:value-type="float" office:value="13.77671814" calcext:value-type="float">
            <text:p>13.77671814</text:p>
          </table:table-cell>
          <table:table-cell/>
          <table:table-cell office:value-type="float" office:value="3.4812777" calcext:value-type="float">
            <text:p>3.4812777</text:p>
          </table:table-cell>
          <table:table-cell/>
          <table:table-cell office:value-type="float" office:value="3.4949615" calcext:value-type="float">
            <text:p>3.4949615</text:p>
          </table:table-cell>
          <table:table-cell/>
          <table:table-cell office:value-type="float" office:value="15.57714748" calcext:value-type="float">
            <text:p>15.57714748</text:p>
          </table:table-cell>
          <table:table-cell/>
          <table:table-cell office:value-type="float" office:value="96000" calcext:value-type="float">
            <text:p>96000</text:p>
          </table:table-cell>
        </table:table-row>
        <table:table-row table:style-name="ro1">
          <table:table-cell office:value-type="float" office:value="15.53453445" calcext:value-type="float">
            <text:p>15.53453445</text:p>
          </table:table-cell>
          <table:table-cell/>
          <table:table-cell office:value-type="float" office:value="14.9551363" calcext:value-type="float">
            <text:p>14.9551363</text:p>
          </table:table-cell>
          <table:table-cell/>
          <table:table-cell office:value-type="float" office:value="3.75857496" calcext:value-type="float">
            <text:p>3.75857496</text:p>
          </table:table-cell>
          <table:table-cell/>
          <table:table-cell office:value-type="float" office:value="3.78724599" calcext:value-type="float">
            <text:p>3.78724599</text:p>
          </table:table-cell>
          <table:table-cell/>
          <table:table-cell office:value-type="float" office:value="16.9142437" calcext:value-type="float">
            <text:p>16.9142437</text:p>
          </table:table-cell>
          <table:table-cell/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6.81030655" calcext:value-type="float">
            <text:p>16.81030655</text:p>
          </table:table-cell>
          <table:table-cell/>
          <table:table-cell office:value-type="float" office:value="16.15172386" calcext:value-type="float">
            <text:p>16.15172386</text:p>
          </table:table-cell>
          <table:table-cell/>
          <table:table-cell office:value-type="float" office:value="4.09373522" calcext:value-type="float">
            <text:p>4.09373522</text:p>
          </table:table-cell>
          <table:table-cell/>
          <table:table-cell office:value-type="float" office:value="4.10640764" calcext:value-type="float">
            <text:p>4.10640764</text:p>
          </table:table-cell>
          <table:table-cell/>
          <table:table-cell office:value-type="float" office:value="18.2293396" calcext:value-type="float">
            <text:p>18.2293396</text:p>
          </table:table-cell>
          <table:table-cell/>
          <table:table-cell office:value-type="float" office:value="104000" calcext:value-type="float">
            <text:p>104000</text:p>
          </table:table-cell>
        </table:table-row>
        <table:table-row table:style-name="ro1">
          <table:table-cell office:value-type="float" office:value="18.12324905" calcext:value-type="float">
            <text:p>18.12324905</text:p>
          </table:table-cell>
          <table:table-cell/>
          <table:table-cell office:value-type="float" office:value="17.48148727" calcext:value-type="float">
            <text:p>17.48148727</text:p>
          </table:table-cell>
          <table:table-cell/>
          <table:table-cell office:value-type="float" office:value="4.39118242" calcext:value-type="float">
            <text:p>4.39118242</text:p>
          </table:table-cell>
          <table:table-cell/>
          <table:table-cell office:value-type="float" office:value="4.38743591" calcext:value-type="float">
            <text:p>4.38743591</text:p>
          </table:table-cell>
          <table:table-cell/>
          <table:table-cell office:value-type="float" office:value="19.61230087" calcext:value-type="float">
            <text:p>19.61230087</text:p>
          </table:table-cell>
          <table:table-cell/>
          <table:table-cell office:value-type="float" office:value="108000" calcext:value-type="float">
            <text:p>108000</text:p>
          </table:table-cell>
        </table:table-row>
        <table:table-row table:style-name="ro1">
          <table:table-cell office:value-type="float" office:value="19.55582809" calcext:value-type="float">
            <text:p>19.55582809</text:p>
          </table:table-cell>
          <table:table-cell/>
          <table:table-cell office:value-type="float" office:value="18.79085159" calcext:value-type="float">
            <text:p>18.79085159</text:p>
          </table:table-cell>
          <table:table-cell/>
          <table:table-cell office:value-type="float" office:value="4.73603153" calcext:value-type="float">
            <text:p>4.73603153</text:p>
          </table:table-cell>
          <table:table-cell/>
          <table:table-cell office:value-type="float" office:value="4.72559881" calcext:value-type="float">
            <text:p>4.72559881</text:p>
          </table:table-cell>
          <table:table-cell/>
          <table:table-cell office:value-type="float" office:value="21.11618233" calcext:value-type="float">
            <text:p>21.11618233</text:p>
          </table:table-cell>
          <table:table-cell/>
          <table:table-cell office:value-type="float" office:value="112000" calcext:value-type="float">
            <text:p>112000</text:p>
          </table:table-cell>
        </table:table-row>
        <table:table-row table:style-name="ro1">
          <table:table-cell office:value-type="float" office:value="21.0240345" calcext:value-type="float">
            <text:p>21.0240345</text:p>
          </table:table-cell>
          <table:table-cell/>
          <table:table-cell office:value-type="float" office:value="20.12273407" calcext:value-type="float">
            <text:p>20.12273407</text:p>
          </table:table-cell>
          <table:table-cell/>
          <table:table-cell office:value-type="float" office:value="5.0692749" calcext:value-type="float">
            <text:p>5.0692749</text:p>
          </table:table-cell>
          <table:table-cell/>
          <table:table-cell office:value-type="float" office:value="5.05539751" calcext:value-type="float">
            <text:p>5.05539751</text:p>
          </table:table-cell>
          <table:table-cell/>
          <table:table-cell office:value-type="float" office:value="22.63917923" calcext:value-type="float">
            <text:p>22.63917923</text:p>
          </table:table-cell>
          <table:table-cell/>
          <table:table-cell office:value-type="float" office:value="116000" calcext:value-type="float">
            <text:p>116000</text:p>
          </table:table-cell>
        </table:table-row>
        <table:table-row table:style-name="ro1">
          <table:table-cell office:value-type="float" office:value="22.40395164" calcext:value-type="float">
            <text:p>22.40395164</text:p>
          </table:table-cell>
          <table:table-cell/>
          <table:table-cell office:value-type="float" office:value="21.53845215" calcext:value-type="float">
            <text:p>21.53845215</text:p>
          </table:table-cell>
          <table:table-cell/>
          <table:table-cell office:value-type="float" office:value="5.43550014" calcext:value-type="float">
            <text:p>5.43550014</text:p>
          </table:table-cell>
          <table:table-cell/>
          <table:table-cell office:value-type="float" office:value="5.44273615" calcext:value-type="float">
            <text:p>5.44273615</text:p>
          </table:table-cell>
          <table:table-cell/>
          <table:table-cell office:value-type="float" office:value="24.23459435" calcext:value-type="float">
            <text:p>24.23459435</text:p>
          </table:table-cell>
          <table:table-cell/>
          <table:table-cell office:value-type="float" office:value="120000" calcext:value-type="float">
            <text:p>12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Droid Naskh Shift Al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Bitstream Vera Sans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5T21:08:00.074546856</dc:date>
    <meta:editing-duration>PT10M49S</meta:editing-duration>
    <meta:editing-cycles>1</meta:editing-cycles>
    <meta:document-statistic meta:table-count="1" meta:cell-count="192" meta:object-count="1"/>
    <meta:generator>LibreOffice/6.0.6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913cm" svg:height="16.31cm" xlink:href=".." xlink:type="simple" chart:class="chart:line" chart:style-name="ch1">
        <chart:legend chart:legend-position="bottom" svg:x="11.231cm" svg:y="15.711cm" style:legend-expansion="wide" chart:style-name="ch2"/>
        <chart:plot-area chart:style-name="ch3" table:cell-range-address="Timings.K2:Timings.K32 Timings.A2:Timings.A32 Timings.C2:Timings.C32 Timings.E2:Timings.E32 Timings.G2:Timings.G32 Timings.I2:Timings.I32" chart:data-source-has-labels="both" svg:x="1.712cm" svg:y="0.154cm" svg:width="28.665cm" svg:height="13.893cm">
          <chartooo:coordinate-region svg:x="2.333cm" svg:y="0.353cm" svg:width="27.904cm" svg:height="12.378cm"/>
          <chart:axis chart:dimension="x" chart:name="primary-x" chart:style-name="ch4" chartooo:axis-type="auto">
            <chartooo:date-scale/>
            <chart:title svg:x="15.868cm" svg:y="14.373cm" chart:style-name="ch5">
              <text:p>N</text:p>
            </chart:title>
            <chart:categories table:cell-range-address="Timings.K2:Timings.K32"/>
          </chart:axis>
          <chart:axis chart:dimension="y" chart:name="primary-y" chart:style-name="ch6">
            <chart:title svg:x="0.534cm" svg:y="8.229cm" chart:style-name="ch7">
              <text:p>Time(seconds)</text:p>
            </chart:title>
            <chart:grid chart:style-name="ch8" chart:class="major"/>
          </chart:axis>
          <chart:series chart:style-name="ch9" chart:values-cell-range-address="Timings.A2:Timings.A32" loext:label-string="o_0" chart:class="chart:line">
            <chart:data-point chart:repeated="31"/>
          </chart:series>
          <chart:series chart:style-name="ch10" chart:values-cell-range-address="Timings.C2:Timings.C32" loext:label-string="o_1" chart:class="chart:line">
            <chart:data-point chart:repeated="31"/>
          </chart:series>
          <chart:series chart:style-name="ch11" chart:values-cell-range-address="Timings.E2:Timings.E32" loext:label-string="o_2" chart:class="chart:line">
            <chart:data-point chart:repeated="31"/>
          </chart:series>
          <chart:series chart:style-name="ch12" chart:values-cell-range-address="Timings.G2:Timings.G32" loext:label-string="o_3" chart:class="chart:line">
            <chart:data-point chart:repeated="31"/>
          </chart:series>
          <chart:series chart:style-name="ch13" chart:values-cell-range-address="Timings.I2:Timings.I32" loext:label-string="o_s" chart:class="chart:line"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_0</text:p>
              </table:table-cell>
              <table:table-cell office:value-type="string">
                <text:p>o_1</text:p>
              </table:table-cell>
              <table:table-cell office:value-type="string">
                <text:p>o_2</text:p>
              </table:table-cell>
              <table:table-cell office:value-type="string">
                <text:p>o_3</text:p>
              </table:table-cell>
              <table:table-cell office:value-type="string">
                <text:p>o_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imings.K2:Timings.K32</svg:desc>
                </draw:g>
              </table:table-cell>
              <table:table-cell office:value-type="float" office:value="0.00000033">
                <text:p>0.00000033</text:p>
                <draw:g>
                  <svg:desc>Timings.A2:Timings.A32</svg:desc>
                </draw:g>
              </table:table-cell>
              <table:table-cell office:value-type="float" office:value="0.0000005">
                <text:p>0.0000005</text:p>
                <draw:g>
                  <svg:desc>Timings.C2:Timings.C32</svg:desc>
                </draw:g>
              </table:table-cell>
              <table:table-cell office:value-type="float" office:value="0.0000004">
                <text:p>0.0000004</text:p>
                <draw:g>
                  <svg:desc>Timings.E2:Timings.E32</svg:desc>
                </draw:g>
              </table:table-cell>
              <table:table-cell office:value-type="float" office:value="0.00000041">
                <text:p>0.00000041</text:p>
                <draw:g>
                  <svg:desc>Timings.G2:Timings.G32</svg:desc>
                </draw:g>
              </table:table-cell>
              <table:table-cell office:value-type="float" office:value="0.00000051">
                <text:p>0.00000051</text:p>
                <draw:g>
                  <svg:desc>Timings.I2:Timings.I32</svg:desc>
                </draw:g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3485649">
                <text:p>0.03485649</text:p>
              </table:table-cell>
              <table:table-cell office:value-type="float" office:value="0.03249886">
                <text:p>0.03249886</text:p>
              </table:table-cell>
              <table:table-cell office:value-type="float" office:value="0.01599518">
                <text:p>0.01599518</text:p>
              </table:table-cell>
              <table:table-cell office:value-type="float" office:value="0.01667181">
                <text:p>0.01667181</text:p>
              </table:table-cell>
              <table:table-cell office:value-type="float" office:value="0.03601695">
                <text:p>0.0360169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10211035">
                <text:p>0.10211035</text:p>
              </table:table-cell>
              <table:table-cell office:value-type="float" office:value="0.09554213">
                <text:p>0.09554213</text:p>
              </table:table-cell>
              <table:table-cell office:value-type="float" office:value="0.02524821">
                <text:p>0.02524821</text:p>
              </table:table-cell>
              <table:table-cell office:value-type="float" office:value="0.02571541">
                <text:p>0.02571541</text:p>
              </table:table-cell>
              <table:table-cell office:value-type="float" office:value="0.10757972">
                <text:p>0.10757972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22481938">
                <text:p>0.22481938</text:p>
              </table:table-cell>
              <table:table-cell office:value-type="float" office:value="0.21403247">
                <text:p>0.21403247</text:p>
              </table:table-cell>
              <table:table-cell office:value-type="float" office:value="0.05502646">
                <text:p>0.05502646</text:p>
              </table:table-cell>
              <table:table-cell office:value-type="float" office:value="0.05510657">
                <text:p>0.05510657</text:p>
              </table:table-cell>
              <table:table-cell office:value-type="float" office:value="0.24089392">
                <text:p>0.24089392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39746413">
                <text:p>0.39746413</text:p>
              </table:table-cell>
              <table:table-cell office:value-type="float" office:value="0.38058889">
                <text:p>0.38058889</text:p>
              </table:table-cell>
              <table:table-cell office:value-type="float" office:value="0.09708078">
                <text:p>0.09708078</text:p>
              </table:table-cell>
              <table:table-cell office:value-type="float" office:value="0.09905854">
                <text:p>0.09905854</text:p>
              </table:table-cell>
              <table:table-cell office:value-type="float" office:value="0.42901659">
                <text:p>0.4290165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62329775">
                <text:p>0.62329775</text:p>
              </table:table-cell>
              <table:table-cell office:value-type="float" office:value="0.59617221">
                <text:p>0.59617221</text:p>
              </table:table-cell>
              <table:table-cell office:value-type="float" office:value="0.15125835">
                <text:p>0.15125835</text:p>
              </table:table-cell>
              <table:table-cell office:value-type="float" office:value="0.15149009">
                <text:p>0.15149009</text:p>
              </table:table-cell>
              <table:table-cell office:value-type="float" office:value="0.66884834">
                <text:p>0.66884834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90097475">
                <text:p>0.90097475</text:p>
              </table:table-cell>
              <table:table-cell office:value-type="float" office:value="0.86974108">
                <text:p>0.86974108</text:p>
              </table:table-cell>
              <table:table-cell office:value-type="float" office:value="0.21745808">
                <text:p>0.21745808</text:p>
              </table:table-cell>
              <table:table-cell office:value-type="float" office:value="0.22854428">
                <text:p>0.22854428</text:p>
              </table:table-cell>
              <table:table-cell office:value-type="float" office:value="0.96736747">
                <text:p>0.96736747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1.22186577">
                <text:p>1.22186577</text:p>
              </table:table-cell>
              <table:table-cell office:value-type="float" office:value="1.17416036">
                <text:p>1.17416036</text:p>
              </table:table-cell>
              <table:table-cell office:value-type="float" office:value="0.29547465">
                <text:p>0.29547465</text:p>
              </table:table-cell>
              <table:table-cell office:value-type="float" office:value="0.30514205">
                <text:p>0.30514205</text:p>
              </table:table-cell>
              <table:table-cell office:value-type="float" office:value="1.31960881">
                <text:p>1.31960881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1.60075355">
                <text:p>1.60075355</text:p>
              </table:table-cell>
              <table:table-cell office:value-type="float" office:value="1.53081965">
                <text:p>1.53081965</text:p>
              </table:table-cell>
              <table:table-cell office:value-type="float" office:value="0.38404647">
                <text:p>0.38404647</text:p>
              </table:table-cell>
              <table:table-cell office:value-type="float" office:value="0.38612887">
                <text:p>0.38612887</text:p>
              </table:table-cell>
              <table:table-cell office:value-type="float" office:value="1.71331167">
                <text:p>1.71331167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2.01445127">
                <text:p>2.01445127</text:p>
              </table:table-cell>
              <table:table-cell office:value-type="float" office:value="1.9339515">
                <text:p>1.9339515</text:p>
              </table:table-cell>
              <table:table-cell office:value-type="float" office:value="0.48598793">
                <text:p>0.48598793</text:p>
              </table:table-cell>
              <table:table-cell office:value-type="float" office:value="0.49710262">
                <text:p>0.49710262</text:p>
              </table:table-cell>
              <table:table-cell office:value-type="float" office:value="2.18357277">
                <text:p>2.1835727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.48066497">
                <text:p>2.48066497</text:p>
              </table:table-cell>
              <table:table-cell office:value-type="float" office:value="2.40220356">
                <text:p>2.40220356</text:p>
              </table:table-cell>
              <table:table-cell office:value-type="float" office:value="0.60093862">
                <text:p>0.60093862</text:p>
              </table:table-cell>
              <table:table-cell office:value-type="float" office:value="0.60029697">
                <text:p>0.60029697</text:p>
              </table:table-cell>
              <table:table-cell office:value-type="float" office:value="2.68458772">
                <text:p>2.6845877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.03284931">
                <text:p>3.03284931</text:p>
              </table:table-cell>
              <table:table-cell office:value-type="float" office:value="2.89587808">
                <text:p>2.89587808</text:p>
              </table:table-cell>
              <table:table-cell office:value-type="float" office:value="0.73446435">
                <text:p>0.73446435</text:p>
              </table:table-cell>
              <table:table-cell office:value-type="float" office:value="0.72927064">
                <text:p>0.72927064</text:p>
              </table:table-cell>
              <table:table-cell office:value-type="float" office:value="3.24145889">
                <text:p>3.24145889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3.60205889">
                <text:p>3.60205889</text:p>
              </table:table-cell>
              <table:table-cell office:value-type="float" office:value="3.44928217">
                <text:p>3.44928217</text:p>
              </table:table-cell>
              <table:table-cell office:value-type="float" office:value="0.86131924">
                <text:p>0.86131924</text:p>
              </table:table-cell>
              <table:table-cell office:value-type="float" office:value="0.87910223">
                <text:p>0.87910223</text:p>
              </table:table-cell>
              <table:table-cell office:value-type="float" office:value="3.877877">
                <text:p>3.877877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4.21580458">
                <text:p>4.21580458</text:p>
              </table:table-cell>
              <table:table-cell office:value-type="float" office:value="4.04903841">
                <text:p>4.04903841</text:p>
              </table:table-cell>
              <table:table-cell office:value-type="float" office:value="1.02011681">
                <text:p>1.02011681</text:p>
              </table:table-cell>
              <table:table-cell office:value-type="float" office:value="1.02166259">
                <text:p>1.02166259</text:p>
              </table:table-cell>
              <table:table-cell office:value-type="float" office:value="4.53633022">
                <text:p>4.53633022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4.88097048">
                <text:p>4.88097048</text:p>
              </table:table-cell>
              <table:table-cell office:value-type="float" office:value="4.66083813">
                <text:p>4.66083813</text:p>
              </table:table-cell>
              <table:table-cell office:value-type="float" office:value="1.19381022">
                <text:p>1.19381022</text:p>
              </table:table-cell>
              <table:table-cell office:value-type="float" office:value="1.18854511">
                <text:p>1.18854511</text:p>
              </table:table-cell>
              <table:table-cell office:value-type="float" office:value="5.28230619">
                <text:p>5.28230619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5.63026476">
                <text:p>5.63026476</text:p>
              </table:table-cell>
              <table:table-cell office:value-type="float" office:value="5.37007332">
                <text:p>5.37007332</text:p>
              </table:table-cell>
              <table:table-cell office:value-type="float" office:value="1.3582375">
                <text:p>1.3582375</text:p>
              </table:table-cell>
              <table:table-cell office:value-type="float" office:value="1.35582364">
                <text:p>1.35582364</text:p>
              </table:table-cell>
              <table:table-cell office:value-type="float" office:value="6.0466361">
                <text:p>6.0466361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6.36905241">
                <text:p>6.36905241</text:p>
              </table:table-cell>
              <table:table-cell office:value-type="float" office:value="6.1163578">
                <text:p>6.1163578</text:p>
              </table:table-cell>
              <table:table-cell office:value-type="float" office:value="1.54231417">
                <text:p>1.54231417</text:p>
              </table:table-cell>
              <table:table-cell office:value-type="float" office:value="1.54327095">
                <text:p>1.54327095</text:p>
              </table:table-cell>
              <table:table-cell office:value-type="float" office:value="6.89717627">
                <text:p>6.89717627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7.18941116">
                <text:p>7.18941116</text:p>
              </table:table-cell>
              <table:table-cell office:value-type="float" office:value="6.92232275">
                <text:p>6.92232275</text:p>
              </table:table-cell>
              <table:table-cell office:value-type="float" office:value="1.72653925">
                <text:p>1.72653925</text:p>
              </table:table-cell>
              <table:table-cell office:value-type="float" office:value="1.75441074">
                <text:p>1.75441074</text:p>
              </table:table-cell>
              <table:table-cell office:value-type="float" office:value="7.80870867">
                <text:p>7.80870867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8.12125015">
                <text:p>8.12125015</text:p>
              </table:table-cell>
              <table:table-cell office:value-type="float" office:value="7.72979164">
                <text:p>7.72979164</text:p>
              </table:table-cell>
              <table:table-cell office:value-type="float" office:value="1.93867683">
                <text:p>1.93867683</text:p>
              </table:table-cell>
              <table:table-cell office:value-type="float" office:value="1.95796454">
                <text:p>1.95796454</text:p>
              </table:table-cell>
              <table:table-cell office:value-type="float" office:value="8.70154858">
                <text:p>8.70154858</text:p>
              </table:table-cell>
            </table:table-row>
            <table:table-row>
              <table:table-cell office:value-type="float" office:value="76000">
                <text:p>76000</text:p>
              </table:table-cell>
              <table:table-cell office:value-type="float" office:value="9.06487083">
                <text:p>9.06487083</text:p>
              </table:table-cell>
              <table:table-cell office:value-type="float" office:value="8.60539818">
                <text:p>8.60539818</text:p>
              </table:table-cell>
              <table:table-cell office:value-type="float" office:value="2.19214392">
                <text:p>2.19214392</text:p>
              </table:table-cell>
              <table:table-cell office:value-type="float" office:value="2.18002582">
                <text:p>2.18002582</text:p>
              </table:table-cell>
              <table:table-cell office:value-type="float" office:value="9.72808743">
                <text:p>9.72808743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9.98235703">
                <text:p>9.98235703</text:p>
              </table:table-cell>
              <table:table-cell office:value-type="float" office:value="9.55907345">
                <text:p>9.55907345</text:p>
              </table:table-cell>
              <table:table-cell office:value-type="float" office:value="2.41229057">
                <text:p>2.41229057</text:p>
              </table:table-cell>
              <table:table-cell office:value-type="float" office:value="2.39869618">
                <text:p>2.39869618</text:p>
              </table:table-cell>
              <table:table-cell office:value-type="float" office:value="10.80321789">
                <text:p>10.80321789</text:p>
              </table:table-cell>
            </table:table-row>
            <table:table-row>
              <table:table-cell office:value-type="float" office:value="84000">
                <text:p>84000</text:p>
              </table:table-cell>
              <table:table-cell office:value-type="float" office:value="11.06482029">
                <text:p>11.06482029</text:p>
              </table:table-cell>
              <table:table-cell office:value-type="float" office:value="10.65125275">
                <text:p>10.65125275</text:p>
              </table:table-cell>
              <table:table-cell office:value-type="float" office:value="2.66441941">
                <text:p>2.66441941</text:p>
              </table:table-cell>
              <table:table-cell office:value-type="float" office:value="2.67126822">
                <text:p>2.67126822</text:p>
              </table:table-cell>
              <table:table-cell office:value-type="float" office:value="11.90117455">
                <text:p>11.90117455</text:p>
              </table:table-cell>
            </table:table-row>
            <table:table-row>
              <table:table-cell office:value-type="float" office:value="88000">
                <text:p>88000</text:p>
              </table:table-cell>
              <table:table-cell office:value-type="float" office:value="12.11768913">
                <text:p>12.11768913</text:p>
              </table:table-cell>
              <table:table-cell office:value-type="float" office:value="11.68225765">
                <text:p>11.68225765</text:p>
              </table:table-cell>
              <table:table-cell office:value-type="float" office:value="2.92279673">
                <text:p>2.92279673</text:p>
              </table:table-cell>
              <table:table-cell office:value-type="float" office:value="2.90328646">
                <text:p>2.90328646</text:p>
              </table:table-cell>
              <table:table-cell office:value-type="float" office:value="13.04580402">
                <text:p>13.04580402</text:p>
              </table:table-cell>
            </table:table-row>
            <table:table-row>
              <table:table-cell office:value-type="float" office:value="92000">
                <text:p>92000</text:p>
              </table:table-cell>
              <table:table-cell office:value-type="float" office:value="13.15601826">
                <text:p>13.15601826</text:p>
              </table:table-cell>
              <table:table-cell office:value-type="float" office:value="12.74573326">
                <text:p>12.74573326</text:p>
              </table:table-cell>
              <table:table-cell office:value-type="float" office:value="3.1877594">
                <text:p>3.1877594</text:p>
              </table:table-cell>
              <table:table-cell office:value-type="float" office:value="3.19253016">
                <text:p>3.19253016</text:p>
              </table:table-cell>
              <table:table-cell office:value-type="float" office:value="14.29028225">
                <text:p>14.29028225</text:p>
              </table:table-cell>
            </table:table-row>
            <table:table-row>
              <table:table-cell office:value-type="float" office:value="96000">
                <text:p>96000</text:p>
              </table:table-cell>
              <table:table-cell office:value-type="float" office:value="14.3445282">
                <text:p>14.3445282</text:p>
              </table:table-cell>
              <table:table-cell office:value-type="float" office:value="13.77671814">
                <text:p>13.77671814</text:p>
              </table:table-cell>
              <table:table-cell office:value-type="float" office:value="3.4812777">
                <text:p>3.4812777</text:p>
              </table:table-cell>
              <table:table-cell office:value-type="float" office:value="3.4949615">
                <text:p>3.4949615</text:p>
              </table:table-cell>
              <table:table-cell office:value-type="float" office:value="15.57714748">
                <text:p>15.5771474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5.53453445">
                <text:p>15.53453445</text:p>
              </table:table-cell>
              <table:table-cell office:value-type="float" office:value="14.9551363">
                <text:p>14.9551363</text:p>
              </table:table-cell>
              <table:table-cell office:value-type="float" office:value="3.75857496">
                <text:p>3.75857496</text:p>
              </table:table-cell>
              <table:table-cell office:value-type="float" office:value="3.78724599">
                <text:p>3.78724599</text:p>
              </table:table-cell>
              <table:table-cell office:value-type="float" office:value="16.9142437">
                <text:p>16.9142437</text:p>
              </table:table-cell>
            </table:table-row>
            <table:table-row>
              <table:table-cell office:value-type="float" office:value="104000">
                <text:p>104000</text:p>
              </table:table-cell>
              <table:table-cell office:value-type="float" office:value="16.81030655">
                <text:p>16.81030655</text:p>
              </table:table-cell>
              <table:table-cell office:value-type="float" office:value="16.15172386">
                <text:p>16.15172386</text:p>
              </table:table-cell>
              <table:table-cell office:value-type="float" office:value="4.09373522">
                <text:p>4.09373522</text:p>
              </table:table-cell>
              <table:table-cell office:value-type="float" office:value="4.10640764">
                <text:p>4.10640764</text:p>
              </table:table-cell>
              <table:table-cell office:value-type="float" office:value="18.2293396">
                <text:p>18.2293396</text:p>
              </table:table-cell>
            </table:table-row>
            <table:table-row>
              <table:table-cell office:value-type="float" office:value="108000">
                <text:p>108000</text:p>
              </table:table-cell>
              <table:table-cell office:value-type="float" office:value="18.12324905">
                <text:p>18.12324905</text:p>
              </table:table-cell>
              <table:table-cell office:value-type="float" office:value="17.48148727">
                <text:p>17.48148727</text:p>
              </table:table-cell>
              <table:table-cell office:value-type="float" office:value="4.39118242">
                <text:p>4.39118242</text:p>
              </table:table-cell>
              <table:table-cell office:value-type="float" office:value="4.38743591">
                <text:p>4.38743591</text:p>
              </table:table-cell>
              <table:table-cell office:value-type="float" office:value="19.61230087">
                <text:p>19.61230087</text:p>
              </table:table-cell>
            </table:table-row>
            <table:table-row>
              <table:table-cell office:value-type="float" office:value="112000">
                <text:p>112000</text:p>
              </table:table-cell>
              <table:table-cell office:value-type="float" office:value="19.55582809">
                <text:p>19.55582809</text:p>
              </table:table-cell>
              <table:table-cell office:value-type="float" office:value="18.79085159">
                <text:p>18.79085159</text:p>
              </table:table-cell>
              <table:table-cell office:value-type="float" office:value="4.73603153">
                <text:p>4.73603153</text:p>
              </table:table-cell>
              <table:table-cell office:value-type="float" office:value="4.72559881">
                <text:p>4.72559881</text:p>
              </table:table-cell>
              <table:table-cell office:value-type="float" office:value="21.11618233">
                <text:p>21.11618233</text:p>
              </table:table-cell>
            </table:table-row>
            <table:table-row>
              <table:table-cell office:value-type="float" office:value="116000">
                <text:p>116000</text:p>
              </table:table-cell>
              <table:table-cell office:value-type="float" office:value="21.0240345">
                <text:p>21.0240345</text:p>
              </table:table-cell>
              <table:table-cell office:value-type="float" office:value="20.12273407">
                <text:p>20.12273407</text:p>
              </table:table-cell>
              <table:table-cell office:value-type="float" office:value="5.0692749">
                <text:p>5.0692749</text:p>
              </table:table-cell>
              <table:table-cell office:value-type="float" office:value="5.05539751">
                <text:p>5.05539751</text:p>
              </table:table-cell>
              <table:table-cell office:value-type="float" office:value="22.63917923">
                <text:p>22.63917923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22.40395164">
                <text:p>22.40395164</text:p>
              </table:table-cell>
              <table:table-cell office:value-type="float" office:value="21.53845215">
                <text:p>21.53845215</text:p>
              </table:table-cell>
              <table:table-cell office:value-type="float" office:value="5.43550014">
                <text:p>5.43550014</text:p>
              </table:table-cell>
              <table:table-cell office:value-type="float" office:value="5.44273615">
                <text:p>5.44273615</text:p>
              </table:table-cell>
              <table:table-cell office:value-type="float" office:value="24.23459435">
                <text:p>24.234594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